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2f36bd" officeooo:paragraph-rsid="002f36bd" style:font-weight-asian="bold" style:font-weight-complex="bold"/>
    </style:style>
    <style:style style:name="P2" style:family="paragraph" style:parent-style-name="HTML_20_Preformatted">
      <style:text-properties style:font-name="Calibri" officeooo:paragraph-rsid="0031659e"/>
    </style:style>
    <style:style style:name="P3" style:family="paragraph" style:parent-style-name="HTML_20_Preformatted">
      <style:text-properties style:font-name="Calibri" fo:font-size="11pt" officeooo:paragraph-rsid="0031659e" style:font-size-asian="11pt" style:font-name-complex="Arial1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US" fo:font-weight="normal" officeooo:rsid="0094104b" officeooo:paragraph-rsid="0031509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US" fo:font-weight="normal" officeooo:rsid="0094104b" officeooo:paragraph-rsid="0031659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alibri" fo:font-size="12pt" fo:language="en" fo:country="US" fo:font-weight="normal" officeooo:rsid="00171a90" officeooo:paragraph-rsid="0031659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alibri" officeooo:paragraph-rsid="0031659e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alibri" officeooo:paragraph-rsid="0031659e" style:font-name-asian="Times New Roman" style:font-name-complex="Arial1"/>
    </style:style>
    <style:style style:name="P9" style:family="paragraph" style:parent-style-name="Preformatted_20_Text">
      <style:paragraph-properties fo:line-height="100%"/>
      <style:text-properties style:font-name="Calibri" fo:font-size="12pt" fo:language="en" fo:country="US" officeooo:rsid="00193f3b" officeooo:paragraph-rsid="00193f3b" style:font-size-asian="12pt" style:font-size-complex="12pt"/>
    </style:style>
    <style:style style:name="P10" style:family="paragraph" style:parent-style-name="Preformatted_20_Text">
      <style:paragraph-properties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193f3b" officeooo:paragraph-rsid="00193f3b" style:font-size-asian="16pt" style:font-weight-asian="bold" style:font-size-complex="16pt" style:font-weight-complex="bold"/>
    </style:style>
    <style:style style:name="P11" style:family="paragraph" style:parent-style-name="Preformatted_20_Text" style:list-style-name="L1">
      <style:paragraph-properties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193f3b" officeooo:paragraph-rsid="00193f3b" style:font-size-asian="16pt" style:font-weight-asian="bold" style:font-size-complex="16pt" style:font-weight-complex="bold"/>
    </style:style>
    <style:style style:name="P12" style:family="paragraph" style:parent-style-name="Preformatted_20_Text" style:list-style-name="L1">
      <style:paragraph-properties fo:margin-top="0cm" fo:margin-bottom="0cm" loext:contextual-spacing="false"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1b389d" officeooo:paragraph-rsid="001b389d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cm" fo:margin-bottom="0cm" loext:contextual-spacing="false"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2974c4" officeooo:paragraph-rsid="002974c4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margin-top="0cm" fo:margin-bottom="0.499cm" loext:contextual-spacing="false" fo:line-height="100%"/>
      <style:text-properties style:font-name="Calibri" fo:font-size="12pt" style:text-underline-style="none" fo:font-weight="normal" officeooo:rsid="00315093" officeooo:paragraph-rsid="00315093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paragraph-properties fo:margin-top="0cm" fo:margin-bottom="0.499cm" loext:contextual-spacing="false"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2974c4" officeooo:paragraph-rsid="002974c4" style:font-size-asian="16pt" style:font-weight-asian="bold" style:font-size-complex="16pt" style:font-weight-complex="bold"/>
    </style:style>
    <style:style style:name="P16" style:family="paragraph" style:parent-style-name="Preformatted_20_Text" style:list-style-name="L1">
      <style:paragraph-properties fo:margin-top="0cm" fo:margin-bottom="0.499cm" loext:contextual-spacing="false" fo:line-height="100%"/>
      <style:text-properties style:font-name="Calibri" fo:font-size="16pt" style:text-underline-style="solid" style:text-underline-width="auto" style:text-underline-color="font-color" fo:font-weight="bold" officeooo:rsid="002a8c36" officeooo:paragraph-rsid="002a8c36" style:font-size-asian="16pt" style:font-weight-asian="bold" style:font-size-complex="16pt" style:font-weight-complex="bold"/>
    </style:style>
    <style:style style:name="P17" style:family="paragraph" style:parent-style-name="Preformatted_20_Text">
      <style:paragraph-properties fo:margin-top="0.503cm" fo:margin-bottom="0.503cm" loext:contextual-spacing="false" fo:line-height="100%" fo:text-align="center" style:justify-single-word="false"/>
      <style:text-properties style:font-name="Calibri" fo:font-size="24pt" fo:language="en" fo:country="US" style:text-underline-style="solid" style:text-underline-width="auto" style:text-underline-color="font-color" fo:font-weight="bold" officeooo:rsid="002a8c36" officeooo:paragraph-rsid="002a8c36" style:font-size-asian="24pt" style:font-weight-asian="bold" style:font-size-complex="24pt" style:font-weight-complex="bold"/>
    </style:style>
    <style:style style:name="P18" style:family="paragraph" style:parent-style-name="No_20_Spacing" style:list-style-name="WWNum14">
      <style:paragraph-properties fo:line-height="100%"/>
      <style:text-properties style:font-name="Calibri" fo:font-size="12pt" fo:font-weight="normal" officeooo:rsid="009a614c" officeooo:paragraph-rsid="0031659e" style:font-size-asian="12pt" style:font-weight-asian="normal" style:font-size-complex="12pt" style:font-weight-complex="normal"/>
    </style:style>
    <style:style style:name="P19" style:family="paragraph" style:parent-style-name="No_20_Spacing" style:list-style-name="WWNum7">
      <style:text-properties style:font-name="Calibri" fo:font-size="12pt" officeooo:paragraph-rsid="0031659e" style:font-size-asian="12pt" style:font-size-complex="12pt"/>
    </style:style>
    <style:style style:name="P20" style:family="paragraph" style:parent-style-name="No_20_Spacing" style:list-style-name="WWNum7">
      <style:text-properties style:font-name="Calibri" fo:font-size="12pt" officeooo:paragraph-rsid="003223d6" style:font-size-asian="12pt" style:font-size-complex="12pt"/>
    </style:style>
    <style:style style:name="P21" style:family="paragraph" style:parent-style-name="No_20_Spacing">
      <style:text-properties style:font-name="Calibri" fo:font-size="12pt" officeooo:paragraph-rsid="0031659e" style:font-size-asian="12pt" style:font-size-complex="12pt"/>
    </style:style>
    <style:style style:name="P22" style:family="paragraph" style:parent-style-name="No_20_Spacing" style:list-style-name="L18">
      <style:text-properties style:font-name="Calibri" fo:font-size="12pt" officeooo:paragraph-rsid="0031659e" style:font-size-asian="12pt" style:font-size-complex="12pt"/>
    </style:style>
    <style:style style:name="P23" style:family="paragraph" style:parent-style-name="No_20_Spacing">
      <style:text-properties style:font-name="Calibri" fo:font-size="14pt" fo:font-weight="bold" officeooo:paragraph-rsid="003223d6" style:font-size-asian="14pt" style:font-weight-asian="bold" style:font-name-complex="Arial1" style:font-size-complex="14pt"/>
    </style:style>
    <style:style style:name="P24" style:family="paragraph" style:parent-style-name="No_20_Spacing">
      <style:text-properties style:font-name="Calibri" fo:font-size="14pt" fo:font-weight="bold" officeooo:paragraph-rsid="0031659e" style:font-size-asian="14pt" style:font-weight-asian="bold" style:font-name-complex="Arial1" style:font-size-complex="12pt"/>
    </style:style>
    <style:style style:name="P25" style:family="paragraph" style:parent-style-name="No_20_Spacing">
      <style:text-properties style:font-name="Calibri" fo:font-size="14pt" officeooo:paragraph-rsid="0031659e" style:font-size-asian="14pt" style:font-name-complex="Arial1" style:font-size-complex="12pt"/>
    </style:style>
    <style:style style:name="P26" style:family="paragraph" style:parent-style-name="No_20_Spacing">
      <style:text-properties style:font-name="Calibri" officeooo:paragraph-rsid="0031659e"/>
    </style:style>
    <style:style style:name="P27" style:family="paragraph" style:parent-style-name="No_20_Spacing" style:list-style-name="WWNum9">
      <style:text-properties style:font-name="Calibri" officeooo:paragraph-rsid="0031659e"/>
    </style:style>
    <style:style style:name="P28" style:family="paragraph" style:parent-style-name="No_20_Spacing" style:list-style-name="WWNum12">
      <style:text-properties style:font-name="Calibri" officeooo:paragraph-rsid="0031659e"/>
    </style:style>
    <style:style style:name="P29" style:family="paragraph" style:parent-style-name="No_20_Spacing" style:list-style-name="WWNum13">
      <style:text-properties style:font-name="Calibri" officeooo:paragraph-rsid="0031659e"/>
    </style:style>
    <style:style style:name="P30" style:family="paragraph" style:parent-style-name="No_20_Spacing" style:list-style-name="WWNum23">
      <style:text-properties style:font-name="Calibri" officeooo:paragraph-rsid="0031659e"/>
    </style:style>
    <style:style style:name="P31" style:family="paragraph" style:parent-style-name="No_20_Spacing" style:list-style-name="WWNum14">
      <style:text-properties style:font-name="Calibri" officeooo:paragraph-rsid="0031659e"/>
    </style:style>
    <style:style style:name="P32" style:family="paragraph" style:parent-style-name="No_20_Spacing" style:list-style-name="L18">
      <style:text-properties style:font-name="Calibri" officeooo:paragraph-rsid="003223d6"/>
    </style:style>
    <style:style style:name="P33" style:family="paragraph" style:parent-style-name="No_20_Spacing" style:list-style-name="WWNum8">
      <style:text-properties officeooo:paragraph-rsid="0031659e"/>
    </style:style>
    <style:style style:name="P34" style:family="paragraph" style:parent-style-name="No_20_Spacing" style:list-style-name="WWNum8">
      <style:text-properties officeooo:paragraph-rsid="003223d6"/>
    </style:style>
    <style:style style:name="P35" style:family="paragraph" style:parent-style-name="No_20_Spacing" style:list-style-name="WWNum7">
      <style:text-properties fo:font-size="12pt" fo:font-weight="bold" officeooo:paragraph-rsid="0031659e" style:font-size-asian="12pt" style:font-weight-asian="bold" style:font-size-complex="12pt" style:font-weight-complex="bold"/>
    </style:style>
    <style:style style:name="P36" style:family="paragraph" style:parent-style-name="No_20_Spacing" style:list-style-name="WWNum7">
      <style:text-properties fo:font-size="12pt" fo:font-weight="bold" officeooo:paragraph-rsid="003223d6" style:font-size-asian="12pt" style:font-weight-asian="bold" style:font-size-complex="12pt" style:font-weight-complex="bold"/>
    </style:style>
    <style:style style:name="P37" style:family="paragraph" style:parent-style-name="No_20_Spacing" style:list-style-name="L18">
      <style:text-properties officeooo:paragraph-rsid="0031659e"/>
    </style:style>
    <style:style style:name="P38" style:family="paragraph" style:parent-style-name="No_20_Spacing">
      <style:paragraph-properties fo:margin-left="3.81cm" fo:margin-right="0cm" fo:text-indent="0cm" style:auto-text-indent="false"/>
      <style:text-properties style:font-name="Calibri" officeooo:paragraph-rsid="0031659e"/>
    </style:style>
    <style:style style:name="P39" style:family="paragraph" style:parent-style-name="No_20_Spacing">
      <style:paragraph-properties fo:margin-left="2.632cm" fo:margin-right="0cm" fo:text-indent="0cm" style:auto-text-indent="false"/>
      <style:text-properties style:font-name="Calibri" fo:font-size="14pt" officeooo:paragraph-rsid="0031659e" style:font-size-asian="14pt" style:font-name-complex="Arial1" style:font-size-complex="12pt"/>
    </style:style>
    <style:style style:name="P40" style:family="paragraph" style:parent-style-name="No_20_Spacing">
      <style:paragraph-properties fo:margin-left="2.632cm" fo:margin-right="0cm" fo:text-indent="0cm" style:auto-text-indent="false"/>
      <style:text-properties style:font-name="Calibri" officeooo:paragraph-rsid="0031659e"/>
    </style:style>
    <style:style style:name="P41" style:family="paragraph" style:parent-style-name="No_20_Spacing">
      <style:paragraph-properties fo:margin-left="1.997cm" fo:margin-right="0cm" fo:text-indent="0cm" style:auto-text-indent="false"/>
      <style:text-properties style:font-name="Calibri" officeooo:paragraph-rsid="0031659e"/>
    </style:style>
    <style:style style:name="P42" style:family="paragraph" style:parent-style-name="No_20_Spacing">
      <style:paragraph-properties fo:margin-left="2.551cm" fo:margin-right="0cm" fo:text-indent="0cm" style:auto-text-indent="false"/>
      <style:text-properties style:font-name="Calibri" fo:font-size="14pt" officeooo:paragraph-rsid="0031659e" style:font-size-asian="14pt" style:font-name-complex="Arial1" style:font-size-complex="12pt"/>
    </style:style>
    <style:style style:name="P43" style:family="paragraph" style:parent-style-name="List_20_Paragraph" style:list-style-name="L17">
      <style:paragraph-properties fo:margin-top="0cm" fo:margin-bottom="0.499cm" loext:contextual-spacing="false" fo:line-height="100%" fo:text-align="justify" style:justify-single-word="false"/>
      <style:text-properties style:font-name="Calibri" fo:font-size="12pt" fo:font-weight="normal" officeooo:rsid="009dd9db" officeooo:paragraph-rsid="0031659e" style:font-size-asian="12pt" style:font-weight-asian="normal" style:font-name-complex="Arial1" style:font-size-complex="12pt" style:font-weight-complex="normal"/>
    </style:style>
    <style:style style:name="P44" style:family="paragraph" style:parent-style-name="List_20_Paragraph" style:list-style-name="L17">
      <style:paragraph-properties fo:text-align="justify" style:justify-single-word="false"/>
      <style:text-properties style:font-name="Calibri" officeooo:paragraph-rsid="0031659e"/>
    </style:style>
    <style:style style:name="P45" style:family="paragraph" style:parent-style-name="List_20_Paragraph" style:list-style-name="L17">
      <style:paragraph-properties fo:margin-top="0cm" fo:margin-bottom="0cm" loext:contextual-spacing="true" fo:text-align="justify" style:justify-single-word="false"/>
      <style:text-properties style:font-name="Calibri" officeooo:paragraph-rsid="0031659e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font-size="12pt" fo:font-weight="bold" style:font-size-asian="12pt" style:font-weight-asian="bold" style:font-name-complex="Arial1" style:font-size-complex="12pt"/>
    </style:style>
    <style:style style:name="T5" style:family="text">
      <style:text-properties fo:font-size="13pt" style:font-size-asian="13pt" style:font-name-complex="Arial1" style:font-size-complex="12pt"/>
    </style:style>
    <style:style style:name="T6" style:family="text">
      <style:text-properties fo:font-size="13pt" officeooo:rsid="0031659e" style:font-size-asian="13pt" style:font-name-complex="Arial1" style:font-size-complex="12pt"/>
    </style:style>
    <style:style style:name="T7" style:family="text">
      <style:text-properties fo:font-size="13pt" officeooo:rsid="002c2c25" style:font-size-asian="13pt"/>
    </style:style>
    <style:style style:name="T8" style:family="text">
      <style:text-properties officeooo:rsid="002d6d2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2b9ad"/>
    </style:style>
    <style:style style:name="T11" style:family="text">
      <style:text-properties style:font-name="Calibri" fo:font-size="12pt" style:font-size-asian="12pt" style:font-name-complex="Arial1" style:font-size-complex="12pt"/>
    </style:style>
    <style:style style:name="T12" style:family="text">
      <style:text-properties style:font-name="Calibri" fo:font-size="12pt" fo:font-weight="bold" style:font-size-asian="12pt" style:font-weight-asian="bold" style:font-name-complex="Arial1" style:font-size-complex="12pt"/>
    </style:style>
    <style:style style:name="T13" style:family="text">
      <style:text-properties style:font-name="Calibri" fo:font-size="12pt" fo:font-weight="bold" style:font-size-asian="12pt" style:font-weight-asian="bold" style:font-name-complex="Arial1" style:font-size-complex="12pt" style:font-weight-complex="bold"/>
    </style:style>
    <style:style style:name="T14" style:family="text">
      <style:text-properties style:font-name="Calibri" fo:language="en" fo:country="US" style:font-name-complex="Arial1"/>
    </style:style>
    <style:style style:name="T15" style:family="text">
      <style:text-properties style:font-name="Calibri" fo:font-weight="normal" style:font-weight-asian="normal" style:font-name-complex="Arial1" style:font-weight-complex="normal"/>
    </style:style>
    <style:style style:name="T16" style:family="text">
      <style:text-properties style:font-name="Calibri" style:font-name-complex="Arial1"/>
    </style:style>
    <style:style style:name="T17" style:family="text">
      <style:text-properties style:font-name="Calibri" fo:font-size="14pt" fo:font-weight="bold" style:font-size-asian="14pt" style:font-weight-asian="bold" style:font-name-complex="Arial1" style:font-size-complex="12pt"/>
    </style:style>
    <style:style style:name="T18" style:family="text">
      <style:text-properties style:font-name-complex="Arial1"/>
    </style:style>
    <style:style style:name="T19" style:family="text">
      <style:text-properties officeooo:rsid="0031659e" style:font-name-complex="Arial1"/>
    </style:style>
    <style:style style:name="T20" style:family="text">
      <style:text-properties officeooo:rsid="0012b8d4" style:font-name-complex="Arial1"/>
    </style:style>
    <style:style style:name="T21" style:family="text">
      <style:text-properties fo:font-size="14pt" style:font-size-asian="14pt" style:font-name-complex="Arial1" style:font-size-complex="12pt"/>
    </style:style>
    <style:style style:name="T22" style:family="text">
      <style:text-properties fo:font-size="14pt" fo:font-weight="bold" style:font-size-asian="14pt" style:font-weight-asian="bold" style:font-name-complex="Arial1"/>
    </style:style>
    <style:style style:name="T23" style:family="text">
      <style:text-properties fo:font-size="14pt" fo:font-weight="bold" style:font-size-asian="14pt" style:font-weight-asian="bold" style:font-name-complex="Arial1" style:font-size-complex="12pt"/>
    </style:style>
    <style:style style:name="T24" style:family="text">
      <style:text-properties fo:font-size="11pt" style:font-size-asian="11pt" style:font-name-complex="Arial1" style:font-size-complex="11pt"/>
    </style:style>
    <style:style style:name="T25" style:family="text">
      <style:text-properties style:font-name-asian="Times New Roman" style:font-name-complex="Arial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3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ssignment No.<text:span text:style-name="T9">: </text:span><text:span text:style-name="T10">5</text:span></text:p>
      <text:p text:style-name="P10"/>
      <text:list xml:id="list2328212063" text:style-name="L1">
        <text:list-item>
          <text:p text:style-name="P11">Problem Statement:</text:p>
        </text:list-item>
      </text:list>
      <text:p text:style-name="P4"/>
      <text:p text:style-name="P5">Write a <text:span text:style-name="T18">Program in C++ to create two different classes vector and matrix . The no. of rows and no. of columns can be taken as data members of both the classes . Two objects of both the classes </text:span><text:span text:style-name="T19">should be</text:span><text:span text:style-name="T18"> created and then multiplication using friend function </text:span><text:span text:style-name="T19">should</text:span><text:span text:style-name="T18"> be </text:span><text:span text:style-name="T20">performed.</text:span></text:p>
      <text:p text:style-name="P9"/>
      <text:p text:style-name="P9"/>
      <text:list xml:id="list143514151275039" text:continue-numbering="true" text:style-name="L1">
        <text:list-item>
          <text:p text:style-name="P12">Algorithm:</text:p>
        </text:list-item>
      </text:list>
      <text:p text:style-name="P21"><text:span text:style-name="T18"/></text:p>
      <text:list xml:id="list2633724364" text:style-name="WWNum7">
        <text:list-item>
          <text:p text:style-name="P20"><text:span text:style-name="T3">Name of the class:</text:span><text:span text:style-name="T18"> <text:s/>Matrix, Vector</text:span></text:p>
        </text:list-item>
        <text:list-item>
          <text:p text:style-name="P20"><text:span text:style-name="T3">Private data members of the class: </text:span><text:span text:style-name="T18">col, vect[VECT_MAX]</text:span></text:p>
        </text:list-item>
        <text:list-item>
          <text:p text:style-name="P20"><text:span text:style-name="T3">Public <text:s/>member function of the class:</text:span><text:span text:style-name="T18"> Vector()<text:tab/></text:span></text:p>
        </text:list-item>
      </text:list>
      <text:list xml:id="list3764107624" text:style-name="L18">
        <text:list-item>
          <text:p text:style-name="P37"><text:span text:style-name="T12">Algorithm for constructor Vector():</text:span></text:p>
        </text:list-item>
      </text:list>
      <text:p text:style-name="P25"/>
      <text:list xml:id="list3226755177" text:style-name="WWNum9">
        <text:list-item>
          <text:p text:style-name="P27"><text:span text:style-name="T18">col=101 </text:span></text:p>
        </text:list-item>
        <text:list-item>
          <text:p text:style-name="P27"><text:span text:style-name="T18">Input: “Enter size of the vector :”</text:span></text:p>
        </text:list-item>
        <text:list-item>
          <text:p text:style-name="P27"><text:span text:style-name="T18">Read col</text:span></text:p>
        </text:list-item>
        <text:list-item>
          <text:p text:style-name="P27"><text:span text:style-name="T18">Input: “ Enter elements : ”</text:span></text:p>
        </text:list-item>
        <text:list-item>
          <text:p text:style-name="P27"><text:span text:style-name="T18">Repeat step6 <text:s/>for i = 0 to col</text:span></text:p>
        </text:list-item>
        <text:list-item>
          <text:p text:style-name="P27"><text:span text:style-name="T18">Read vect[i]</text:span></text:p>
        </text:list-item>
      </text:list>
      <text:p text:style-name="P38"><text:span text:style-name="T18">End for lopp</text:span></text:p>
      <text:list xml:id="list143515074291251" text:continue-numbering="true" text:style-name="WWNum9">
        <text:list-item>
          <text:p text:style-name="P27"><text:span text:style-name="T18">Call Friend Function : friend ostrem&amp; operator&lt;&lt;( )</text:span></text:p>
        </text:list-item>
        <text:list-item>
          <text:p text:style-name="P27"><text:span text:style-name="T18">Call Friend Function : friend Vector mult( )</text:span></text:p>
        </text:list-item>
      </text:list>
      <text:p text:style-name="P25"/>
      <text:p text:style-name="P23"/>
      <text:list xml:id="list143514722738799" text:continue-list="list2633724364" text:style-name="WWNum7">
        <text:list-item>
          <text:p text:style-name="P36"><text:span text:style-name="T16">Name of the class: <text:s/></text:span><text:span text:style-name="T15">Matrix</text:span></text:p>
        </text:list-item>
        <text:list-item>
          <text:p text:style-name="P20"><text:span text:style-name="T3">Private data members of the class:</text:span><text:span text:style-name="T18"> <text:s/></text:span></text:p>
          <text:p text:style-name="P20"><text:span text:style-name="T18">col, row,mat[MAT_ROW][MAT_COL]</text:span></text:p>
        </text:list-item>
      </text:list>
      <text:list xml:id="list1182291379" text:style-name="WWNum8">
        <text:list-item>
          <text:p text:style-name="P34"><text:span text:style-name="T13">Public <text:s/>member function of the class:</text:span><text:span text:style-name="T11"> Matrix()</text:span><text:span text:style-name="T17"> <text:s text:c="16"/></text:span></text:p>
        </text:list-item>
      </text:list>
      <text:list xml:id="list143513671611581" text:continue-list="list3764107624" text:style-name="L18">
        <text:list-item>
          <text:p text:style-name="P37"><text:span text:style-name="T12">Algorithm for constructor Matrix():</text:span></text:p>
        </text:list-item>
      </text:list>
      <text:p text:style-name="P25"/>
      <text:list xml:id="list2769406166" text:style-name="WWNum12">
        <text:list-item>
          <text:p text:style-name="P28"><text:span text:style-name="T18">Input “Enter the dimention of the matrix(row,column): ”</text:span></text:p>
        </text:list-item>
        <text:list-item>
          <text:p text:style-name="P28"><text:span text:style-name="T18">Read row,col</text:span></text:p>
        </text:list-item>
        <text:list-item>
          <text:p text:style-name="P28"><text:span text:style-name="T18">Repeat through step 4 to step 5 for i = 0 to row</text:span></text:p>
        </text:list-item>
        <text:list-item>
          <text:p text:style-name="P28"><text:span text:style-name="T18">Input “Enter row: ”</text:span></text:p>
        </text:list-item>
        <text:list-item>
          <text:p text:style-name="P28"><text:span text:style-name="T18">Read mat[i][j]</text:span></text:p>
        </text:list-item>
      </text:list>
      <text:p text:style-name="P38"><text:span text:style-name="T18">End for loop</text:span></text:p>
      <text:list xml:id="list143514195303118" text:continue-numbering="true" text:style-name="WWNum12">
        <text:list-item>
          <text:p text:style-name="P28"><text:span text:style-name="T18">Call Friend Function : friend Vector mult( )</text:span></text:p>
        </text:list-item>
      </text:list>
      <text:list xml:id="list143514995614741" text:continue-list="list143513671611581" text:style-name="L18">
        <text:list-item>
          <text:p text:style-name="P32"><text:span text:style-name="T4">Algorithm for method <text:s/>friend Vector mult( ):</text:span></text:p>
          <text:p text:style-name="P32"><text:span text:style-name="T23"><text:s/></text:span><text:span text:style-name="T21"><text:s text:c="4"/></text:span></text:p>
        </text:list-item>
      </text:list>
      <text:list xml:id="list1119947808" text:style-name="WWNum13">
        <text:list-item>
          <text:p text:style-name="P29"><text:span text:style-name="T18">Vector res = vector(0)</text:span></text:p>
        </text:list-item>
        <text:list-item>
          <text:p text:style-name="P29"><text:span text:style-name="T18">If <text:s/>(v.col != m.row ) then</text:span></text:p>
        </text:list-item>
        <text:list-item>
          <text:p text:style-name="P29"><text:span text:style-name="T18">Print <text:s text:c="2"/>“ [Error ] Dimention mismatch”</text:span></text:p>
        </text:list-item>
        <text:list-item>
          <text:p text:style-name="P29"><text:soft-page-break/><text:span text:style-name="T18">Return res</text:span></text:p>
        </text:list-item>
      </text:list>
      <text:p text:style-name="P38"><text:span text:style-name="T18">End if </text:span></text:p>
      <text:list xml:id="list143513646035157" text:continue-numbering="true" text:style-name="WWNum13">
        <text:list-item>
          <text:p text:style-name="P29"><text:span text:style-name="T18">Res.col = m.col</text:span></text:p>
        </text:list-item>
        <text:list-item>
          <text:p text:style-name="P29"><text:span text:style-name="T18">Repeat through step 7 to step for i = 0 to res.col</text:span></text:p>
        </text:list-item>
        <text:list-item>
          <text:p text:style-name="P29"><text:span text:style-name="T18">Res.vect[i]=0</text:span></text:p>
        </text:list-item>
        <text:list-item>
          <text:p text:style-name="P29"><text:span text:style-name="T18">Repeat through step 9 to step for j = 0 to v.col</text:span></text:p>
        </text:list-item>
        <text:list-item>
          <text:p text:style-name="P29"><text:span text:style-name="T18">Res.vect[i] += v.vect[j] * m.mat[j][i]</text:span></text:p>
        </text:list-item>
      </text:list>
      <text:p text:style-name="P41"><text:span text:style-name="T18"><text:s text:c="12"/>[ <text:s/>End of inner for loop ]</text:span></text:p>
      <text:p text:style-name="P40"><text:span text:style-name="T18"><text:s text:c="7"/>[ <text:s/>End of outer for loop.]</text:span></text:p>
      <text:p text:style-name="P26"><text:span text:style-name="T18"><text:s text:c="18"/>Step 10. <text:s text:c="3"/>Return res.</text:span></text:p>
      <text:p text:style-name="P39"/>
      <text:p text:style-name="P25"/>
      <text:list xml:id="list143513897344019" text:continue-list="list143514995614741" text:style-name="L18">
        <text:list-item>
          <text:p text:style-name="P22"><text:span text:style-name="T2">Algorithm for method friend ostream&amp; operator&lt;&lt;( ):</text:span></text:p>
        </text:list-item>
      </text:list>
      <text:p text:style-name="P24"/>
      <text:list xml:id="list1493260691" text:style-name="WWNum23">
        <text:list-item>
          <text:p text:style-name="P30"><text:span text:style-name="T18">If (v.col ==0 )then</text:span></text:p>
        </text:list-item>
        <text:list-item>
          <text:p text:style-name="P30"><text:span text:style-name="T18">os =null vector</text:span></text:p>
        </text:list-item>
        <text:list-item>
          <text:p text:style-name="P30"><text:span text:style-name="T18">Return os</text:span></text:p>
        </text:list-item>
      </text:list>
      <text:p text:style-name="P38"><text:span text:style-name="T18">End if</text:span></text:p>
      <text:list xml:id="list143514328027582" text:continue-numbering="true" text:style-name="WWNum23">
        <text:list-item>
          <text:p text:style-name="P30"><text:span text:style-name="T18">Os= v.vect[0]</text:span></text:p>
        </text:list-item>
        <text:list-item>
          <text:p text:style-name="P30"><text:span text:style-name="T18">Repeat through step 6 to step for i=1 to v.col</text:span></text:p>
        </text:list-item>
        <text:list-item>
          <text:p text:style-name="P30"><text:span text:style-name="T18">Os =v.vect[i]</text:span></text:p>
        </text:list-item>
      </text:list>
      <text:p text:style-name="P38"><text:span text:style-name="T18">End for loop</text:span></text:p>
      <text:list xml:id="list143513578301802" text:continue-numbering="true" text:style-name="WWNum23">
        <text:list-item>
          <text:p text:style-name="P30"><text:span text:style-name="T18">Return os</text:span></text:p>
        </text:list-item>
      </text:list>
      <text:p text:style-name="P42"/>
      <text:list xml:id="list143514546342571" text:continue-list="list143513897344019" text:style-name="L18">
        <text:list-item>
          <text:p text:style-name="P22"><text:span text:style-name="T2">Algorithm for main function:</text:span></text:p>
        </text:list-item>
      </text:list>
      <text:p text:style-name="P25"/>
      <text:list xml:id="list41619260" text:style-name="WWNum14">
        <text:list-item>
          <text:p text:style-name="P31"><text:span text:style-name="T18">Call method Vector v()</text:span></text:p>
        </text:list-item>
        <text:list-item>
          <text:p text:style-name="P31"><text:span text:style-name="T18">Call method Matrix m()</text:span></text:p>
        </text:list-item>
        <text:list-item>
          <text:p text:style-name="P31"><text:span text:style-name="T18">Vector res=mult(v,m)</text:span></text:p>
        </text:list-item>
        <text:list-item>
          <text:p text:style-name="P18"><text:span text:style-name="Source_20_Text"><text:span text:style-name="T14">Print “Result : res”</text:span></text:span></text:p>
        </text:list-item>
      </text:list>
      <text:p text:style-name="P10"/>
      <text:p text:style-name="P10"/>
      <text:list xml:id="list143514337960434" text:continue-list="list143514151275039" text:style-name="L1">
        <text:list-item>
          <text:p text:style-name="P11">Source <text:span text:style-name="T8">Code</text:span>:</text:p>
        </text:list-item>
      </text:list>
      <text:p text:style-name="P10"/>
      <text:p text:style-name="P2"><text:span text:style-name="T24">#include &lt;iostream&gt;</text:span></text:p>
      <text:p text:style-name="P3"/>
      <text:p text:style-name="P7"><text:span text:style-name="T25">using namespace std;</text:span></text:p>
      <text:p text:style-name="P8"/>
      <text:p text:style-name="P7"><text:span text:style-name="T25">#define VECT_MAX 100</text:span></text:p>
      <text:p text:style-name="P7"><text:span text:style-name="T25">#define MAT_ROW 100</text:span></text:p>
      <text:p text:style-name="P7"><text:span text:style-name="T25">#define MAT_COL 100</text:span></text:p>
      <text:p text:style-name="P8"/>
      <text:p text:style-name="P7"><text:span text:style-name="T25">class Matrix;</text:span></text:p>
      <text:p text:style-name="P8"/>
      <text:p text:style-name="P7"><text:span text:style-name="T25">class Vector {</text:span></text:p>
      <text:p text:style-name="P7"><text:span text:style-name="T25"><text:s text:c="4"/>private:</text:span></text:p>
      <text:p text:style-name="P7"><text:span text:style-name="T25"><text:s text:c="8"/>int col;</text:span></text:p>
      <text:p text:style-name="P7"><text:span text:style-name="T25"><text:s text:c="8"/>int vect[VECT_MAX];</text:span></text:p>
      <text:p text:style-name="P7"><text:span text:style-name="T25"><text:s text:c="4"/>public:</text:span></text:p>
      <text:p text:style-name="P7"><text:soft-page-break/><text:span text:style-name="T25"><text:s text:c="8"/>Vector(int c) {</text:span></text:p>
      <text:p text:style-name="P7"><text:span text:style-name="T25"><text:s text:c="12"/>col = c;</text:span></text:p>
      <text:p text:style-name="P7"><text:span text:style-name="T25"><text:s text:c="8"/>}</text:span></text:p>
      <text:p text:style-name="P8"/>
      <text:p text:style-name="P7"><text:span text:style-name="T25"><text:s text:c="8"/>Vector() {</text:span></text:p>
      <text:p text:style-name="P7"><text:span text:style-name="T25"><text:s text:c="12"/>col = 101;</text:span></text:p>
      <text:p text:style-name="P7"><text:span text:style-name="T25"><text:s text:c="16"/>cout &lt;&lt; "Enter size of the vector : ";</text:span></text:p>
      <text:p text:style-name="P7"><text:span text:style-name="T25"><text:s text:c="16"/>cin &gt;&gt; col;</text:span></text:p>
      <text:p text:style-name="P7"><text:span text:style-name="T25"><text:s text:c="16"/>cout &lt;&lt; endl;</text:span></text:p>
      <text:p text:style-name="P8"/>
      <text:p text:style-name="P7"><text:span text:style-name="T25"><text:s text:c="12"/>cout &lt;&lt; "Enter " &lt;&lt; col &lt;&lt; " elements : ";</text:span></text:p>
      <text:p text:style-name="P8"/>
      <text:p text:style-name="P7"><text:span text:style-name="T25"><text:s text:c="12"/>for(int i = 0;i &lt; col;i++) {</text:span></text:p>
      <text:p text:style-name="P7"><text:span text:style-name="T25"><text:s text:c="16"/>cin &gt;&gt; vect[i];</text:span></text:p>
      <text:p text:style-name="P7"><text:span text:style-name="T25"><text:s text:c="12"/>}</text:span></text:p>
      <text:p text:style-name="P8"/>
      <text:p text:style-name="P7"><text:span text:style-name="T25"><text:s text:c="12"/>cout &lt;&lt; endl;</text:span></text:p>
      <text:p text:style-name="P7"><text:span text:style-name="T25"><text:s text:c="8"/>}</text:span></text:p>
      <text:p text:style-name="P8"/>
      <text:p text:style-name="P7"><text:span text:style-name="T25"><text:s text:c="8"/>friend ostream&amp; operator&lt;&lt;(ostream&amp; os, Vector v);</text:span></text:p>
      <text:p text:style-name="P8"/>
      <text:p text:style-name="P7"><text:span text:style-name="T25"><text:s text:c="8"/>friend Vector mult(Vector v, Matrix m);</text:span></text:p>
      <text:p text:style-name="P7"><text:span text:style-name="T25">};</text:span></text:p>
      <text:p text:style-name="P8"/>
      <text:p text:style-name="P7"><text:span text:style-name="T25">class Matrix {</text:span></text:p>
      <text:p text:style-name="P7"><text:span text:style-name="T25"><text:s text:c="4"/>private:</text:span></text:p>
      <text:p text:style-name="P7"><text:span text:style-name="T25"><text:s text:c="8"/>int col;</text:span></text:p>
      <text:p text:style-name="P7"><text:span text:style-name="T25"><text:s text:c="8"/>int row;</text:span></text:p>
      <text:p text:style-name="P7"><text:span text:style-name="T25"><text:s text:c="8"/>int mat[MAT_ROW][MAT_COL];</text:span></text:p>
      <text:p text:style-name="P7"><text:span text:style-name="T25"><text:s text:c="4"/>public:</text:span></text:p>
      <text:p text:style-name="P7"><text:span text:style-name="T25"><text:s text:c="8"/>Matrix() {</text:span></text:p>
      <text:p text:style-name="P7"><text:span text:style-name="T25"><text:s text:c="12"/>cout &lt;&lt; "Enter the dimension of the matrix (row &amp; column) : ";</text:span></text:p>
      <text:p text:style-name="P7"><text:span text:style-name="T25"><text:s text:c="12"/>cin &gt;&gt; row &gt;&gt; col;</text:span></text:p>
      <text:p text:style-name="P7"><text:span text:style-name="T25"><text:s text:c="12"/>cout &lt;&lt; endl;</text:span></text:p>
      <text:p text:style-name="P8"/>
      <text:p text:style-name="P7"><text:span text:style-name="T25"><text:s text:c="12"/>for(int i = 0;i &lt; row;i++) {</text:span></text:p>
      <text:p text:style-name="P7"><text:span text:style-name="T25"><text:s text:c="16"/>cout &lt;&lt; "Enter row " &lt;&lt; i &lt;&lt; " : ";</text:span></text:p>
      <text:p text:style-name="P7"><text:span text:style-name="T25"><text:s text:c="16"/>for(int j = 0;j &lt; col;j++) {</text:span></text:p>
      <text:p text:style-name="P7"><text:span text:style-name="T25"><text:s text:c="20"/>cin &gt;&gt; mat[i][j];</text:span></text:p>
      <text:p text:style-name="P7"><text:span text:style-name="T25"><text:s text:c="16"/>}</text:span></text:p>
      <text:p text:style-name="P7"><text:span text:style-name="T25"><text:s text:c="12"/>}</text:span></text:p>
      <text:p text:style-name="P8"/>
      <text:p text:style-name="P7"><text:span text:style-name="T25"><text:s text:c="8"/>}</text:span></text:p>
      <text:p text:style-name="P8"/>
      <text:p text:style-name="P7"><text:span text:style-name="T25"><text:s text:c="8"/>friend Vector mult(Vector v, Matrix m);</text:span></text:p>
      <text:p text:style-name="P7"><text:span text:style-name="T25">};</text:span></text:p>
      <text:p text:style-name="P8"/>
      <text:p text:style-name="P7"><text:span text:style-name="T25">ostream&amp; operator&lt;&lt;(ostream&amp; os, Vector v){</text:span></text:p>
      <text:p text:style-name="P7"><text:span text:style-name="T25"><text:s text:c="4"/>if(v.col == 0) {</text:span></text:p>
      <text:p text:style-name="P7"><text:span text:style-name="T25"><text:s text:c="8"/>os &lt;&lt; "&lt;null vector&gt;";</text:span></text:p>
      <text:p text:style-name="P7"><text:span text:style-name="T25"><text:s text:c="8"/>return os;</text:span></text:p>
      <text:p text:style-name="P7"><text:soft-page-break/><text:span text:style-name="T25"><text:s text:c="4"/>}</text:span></text:p>
      <text:p text:style-name="P7"><text:span text:style-name="T25"><text:s text:c="4"/>os &lt;&lt; "[" &lt;&lt; v.vect[0];</text:span></text:p>
      <text:p text:style-name="P7"><text:span text:style-name="T25"><text:s text:c="4"/>for(int i = 1;i &lt; v.col;i++) {</text:span></text:p>
      <text:p text:style-name="P7"><text:span text:style-name="T25"><text:s text:c="8"/>os &lt;&lt; ", " &lt;&lt; v.vect[i];</text:span></text:p>
      <text:p text:style-name="P7"><text:span text:style-name="T25"><text:s text:c="4"/>}</text:span></text:p>
      <text:p text:style-name="P7"><text:span text:style-name="T25"><text:s text:c="4"/>os &lt;&lt; "] ";</text:span></text:p>
      <text:p text:style-name="P7"><text:span text:style-name="T25"><text:s text:c="4"/>return os;</text:span></text:p>
      <text:p text:style-name="P7"><text:span text:style-name="T25">}</text:span></text:p>
      <text:p text:style-name="P8"/>
      <text:p text:style-name="P7"><text:span text:style-name="T25">Vector mult(Vector v, Matrix m) {</text:span></text:p>
      <text:p text:style-name="P7"><text:span text:style-name="T25"><text:s text:c="4"/>Vector res = Vector(0);</text:span></text:p>
      <text:p text:style-name="P8"/>
      <text:p text:style-name="P7"><text:span text:style-name="T25"><text:s text:c="4"/>if(v.col != m.row) {</text:span></text:p>
      <text:p text:style-name="P7"><text:span text:style-name="T25"><text:s text:c="8"/>cout &lt;&lt; "[Error] Dimension mismatch!" &lt;&lt; endl;</text:span></text:p>
      <text:p text:style-name="P7"><text:span text:style-name="T25"><text:s text:c="8"/>return res;</text:span></text:p>
      <text:p text:style-name="P7"><text:span text:style-name="T25"><text:s text:c="4"/>}</text:span></text:p>
      <text:p text:style-name="P8"/>
      <text:p text:style-name="P7"><text:span text:style-name="T25"><text:s text:c="4"/>res.col = m.col;</text:span></text:p>
      <text:p text:style-name="P8"/>
      <text:p text:style-name="P7"><text:span text:style-name="T25"><text:s text:c="4"/>for(int i = 0;i &lt; res.col;i++) {</text:span></text:p>
      <text:p text:style-name="P7"><text:span text:style-name="T25"><text:s text:c="8"/>res.vect[i] = 0;</text:span></text:p>
      <text:p text:style-name="P7"><text:span text:style-name="T25"><text:s text:c="8"/>for(int j = 0;j &lt; v.col;j++) {</text:span></text:p>
      <text:p text:style-name="P7"><text:span text:style-name="T25"><text:s text:c="12"/>res.vect[i] += v.vect[j] * m.mat[j][i];</text:span></text:p>
      <text:p text:style-name="P7"><text:span text:style-name="T25"><text:s text:c="8"/>}</text:span></text:p>
      <text:p text:style-name="P7"><text:span text:style-name="T25"><text:s text:c="4"/>}</text:span></text:p>
      <text:p text:style-name="P8"/>
      <text:p text:style-name="P7"><text:span text:style-name="T25"><text:s text:c="4"/>return res;</text:span></text:p>
      <text:p text:style-name="P7"><text:span text:style-name="T25">}</text:span></text:p>
      <text:p text:style-name="P8"/>
      <text:p text:style-name="P7"><text:span text:style-name="T25">int main() {</text:span></text:p>
      <text:p text:style-name="P7"><text:span text:style-name="T25"><text:s text:c="4"/>Vector v;</text:span></text:p>
      <text:p text:style-name="P7"><text:span text:style-name="T25"><text:s text:c="4"/>Matrix m;</text:span></text:p>
      <text:p text:style-name="P7"><text:span text:style-name="T25"><text:s text:c="4"/></text:span></text:p>
      <text:p text:style-name="P7"><text:span text:style-name="T25"><text:s text:c="4"/>Vector res = mult(v, m);</text:span></text:p>
      <text:p text:style-name="P8"/>
      <text:p text:style-name="P7"><text:span text:style-name="T25"><text:s text:c="4"/>cout &lt;&lt; "Result : " &lt;&lt; res &lt;&lt; endl;</text:span></text:p>
      <text:p text:style-name="P8"/>
      <text:p text:style-name="P7"><text:span text:style-name="T25"><text:s text:c="4"/>return 0;</text:span></text:p>
      <text:p text:style-name="P6"><text:span text:style-name="T25">}</text:span></text:p>
      <text:p text:style-name="P13"/>
      <text:p text:style-name="P13"/>
      <text:list xml:id="list143513967205076" text:continue-numbering="true" text:style-name="L1">
        <text:list-item>
          <text:p text:style-name="P15">Input &amp; Output:</text:p>
        </text:list-item>
      </text:list>
      <text:p text:style-name="P14">Enter size of the vector : 4</text:p>
      <text:p text:style-name="P14"/>
      <text:p text:style-name="P14">Enter 4 elements : 21 56 32 12 </text:p>
      <text:p text:style-name="P14"><text:soft-page-break/></text:p>
      <text:p text:style-name="P14">Enter the dimension of the matrix (row &amp; column) : 4 4</text:p>
      <text:p text:style-name="P14"/>
      <text:p text:style-name="P14">Enter row 0 : 14 15 20 21</text:p>
      <text:p text:style-name="P14">Enter row 1 : 1 4 3 5</text:p>
      <text:p text:style-name="P14">Enter row 2 : 16 24 10 9</text:p>
      <text:p text:style-name="P14">Enter row 3 : 18 12 32 8</text:p>
      <text:p text:style-name="P14">Result : [1078, 1451, 1292, 1105]</text:p>
      <text:list xml:id="list143514445699000" text:continue-numbering="true" text:style-name="L1">
        <text:list-item>
          <text:p text:style-name="P16">Discussion:</text:p>
        </text:list-item>
      </text:list>
      <text:list xml:id="list1882011113" text:style-name="L17">
        <text:list-item>
          <text:p text:style-name="P44"><text:span text:style-name="T5">In the above case, constructor are used. We also use the friends functions , and in this program we learn the uses of friend function.</text:span></text:p>
        </text:list-item>
        <text:list-item>
          <text:p text:style-name="P45"><text:span text:style-name="T5">The concep</text:span><text:span text:style-name="T6">t</text:span><text:span text:style-name="T5">s of inheritance saves time and effort. It also enhances the reusability and reliability of the code.</text:span></text:p>
        </text:list-item>
        <text:list-item>
          <text:p text:style-name="P43"><text:span text:style-name="T7">When a class is inherited,constructor of the basr class is called first and the desturctor of the derived class is called fir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4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2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2.5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2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3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2f36bd" officeooo:paragraph-rsid="002f36bd" style:font-weight-asian="bold" style:font-weight-complex="bold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te:</text:span> <text:s text:c="1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43:28.588378349</meta:creation-date>
    <dc:date>2019-02-19T14:33:51.875284780</dc:date>
    <meta:editing-duration>PT5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56" meta:word-count="832" meta:character-count="4693" meta:non-whitespace-character-count="3424"/>
  </office:meta>
</office:document-meta>
</file>